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6.11 10:49   |   <text:a xlink:type="simple" xlink:href="http://palinfo.habago.org/Entry?Command=Information_PrintForum&amp;iPage=8&amp;sType=FORUM#FORUM37535"><text:span text:style-name="T2">#</text:span></text:a></text:p>
      <text:p text:style-name="P2">卡韓政變<text:span text:style-name="T3"><text:s/>(78)</text:span>：卡管卡韓是同一回事<text:span text:style-name="T3"> <text:line-break/><text:line-break/></text:span>陳真<text:span text:style-name="T3"><text:s/>2019. 06. 11. <text:line-break/><text:line-break/><text:line-break/></text:span>延續之前寫的這段話：<text:span text:style-name="T3"> <text:line-break/><text:line-break/></text:span>我常舉美國之伊拉克民調為例，說明群眾之如何易於操弄與洗腦。在美國全面入侵伊拉克之前的半年左右，僅有<text:span text:style-name="T3">2</text:span>趴或<text:span text:style-name="T3">3</text:span>趴的美國人認為伊拉克是<text:span text:style-name="T3"><text:s/>"</text:span>世界安全的威脅<text:span text:style-name="T3">"</text:span>。可是，經過短短幾個月的媒體洗腦，透過將近一千個官方謊言的不斷操弄，很快地，高達八、九成的美國人相信伊拉克即將毀滅世界，因此贊成入侵血洗這個國家。<text:span text:style-name="T3"> <text:line-break/><text:line-break/></text:span>入侵十年後，伊拉克已成人間煉獄，一千個謊言也全數被揭穿，這時候，所謂民意又變了，認為侵略伊拉克戰爭是錯的。可是呢？可是一切都已經太遲了不是嗎？<text:span text:style-name="T3"> <text:line-break/><text:line-break/></text:span>從這回總統大選，大家理應也能看得出來台灣之所謂民主或民主選舉的許多根本問題，其中之一就是洗腦。事實上，很多所謂民主國家或地區，例如美國、澳洲、日本、印度還有台灣等等等，洗腦之嚴重程度遠遠超過那些被徹底污名化的所謂<text:span text:style-name="T3"><text:s/>"</text:span>非民主<text:span text:style-name="T3">" </text:span>國家，特別是中國大陸。<text:span text:style-name="T3"> <text:line-break/><text:line-break/></text:span>大家不妨摸著良心回答：大陸人民所受到的洗腦，究竟哪一點會比台灣人嚴重？事實上剛好相反不是嗎？特別是大陸的年輕一代，他們對於各種人事物的思想之開放、多元與豐富，特別是對於權威、主流或政治之懷疑主義精神，更是遠遠勝過台灣年輕一代不知道幾百萬光年。很荒唐的是，後者卻認為前者生活在洗腦世界，認為前者腦子都壞掉了，而自己思想很獨立、很會思考、每天呼吸什麼民主自由的空氣。<text:span text:style-name="T3"> <text:line-break/><text:line-break/></text:span>每次想到或看到台灣年輕一代，我就很絕望，總感覺就是一群根本沒有大腦的人；說他們像鸚鵡恐怕還侮辱了鸚鵡，幾乎就像是一種機器。我見過許多鸚鵡比台灣年輕人有個性多了，你跟牠說：<text:span text:style-name="T3">"</text:span>哈囉<text:span text:style-name="T3">"</text:span>、<text:span text:style-name="T3">"</text:span>我會講話哦<text:span text:style-name="T3">"</text:span>，牠根本懶得鳥你，不說話就是不說話，因為牠知道你在玩牠。<text:span text:style-name="T3"> <text:line-break/><text:line-break/></text:span>我念國中時就很喜歡看柏楊的書，有一件事讓我印象很深刻。在我念國中時，有一回跟班上一個好朋友提起柏楊，他竟然馬上跟我說：<text:span text:style-name="T3">"</text:span>那個人很偏激哦<text:span text:style-name="T3">"</text:span>。我驚訝的是<text:span text:style-name="T3"><text:s/>"</text:span>偏激<text:span text:style-name="T3">" </text:span>二字，因為那是當年的一個流行用語，人人朗朗上口，用來指控一切對國民黨政府不敬或是對任何既定現象有意見的人。我那同學根本沒看過柏楊的書，他卻馬上就能做出主流評價；洗腦之可怕與入骨，頓時讓我終生難忘。<text:span text:style-name="T3"> <text:line-break/><text:line-break/></text:span>我那位同學事實上很聰明，於是就讓我更加訝異了，因為連這麼聰明的人居然也像鸚鵡那樣直接覆述政治主流勢力所灌輸的特定用語。這就好像你現在隨便去不管哪個學校，大學、中學或小學都一樣，一講到韓國瑜，絕對馬上就會出現<text:span text:style-name="T3"><text:s/>"</text:span>草包<text:span text:style-name="T3">"</text:span>、<text:span text:style-name="T3">"</text:span>鬼混<text:span text:style-name="T3">"</text:span>、<text:span text:style-name="T3">"</text:span>講空話<text:span text:style-name="T3">"</text:span>、<text:span text:style-name="T3">"</text:span>貪心<text:span text:style-name="T3">" </text:span>等等近乎浪潮式的一致性負評，把韓視為一種可笑、卑鄙的典型象徵；整個校園你恐怕已經找不到一個支持韓國瑜的學生。<text:span text:style-name="T3"> <text:line-break/><text:line-break/></text:span>可是，就如同伊拉克民調，就在不久前，也就是幾個月前，幾乎所有民調都指出年輕人絕大多數支持韓國瑜，認為他幽默、聰明、平易近人，帶來希望。據報載，當時年輕人對韓的一致評語是說他<text:span text:style-name="T3"><text:s/>"</text:span>很酷<text:span text:style-name="T3">"</text:span>，一種酷又潮的象徵。在高雄的年輕學生中，根據當時的某個民調，甚至高達九成五以上對韓有好感。<text:span text:style-name="T3"> <text:line-break/><text:line-break/></text:span>可是，短短幾個月內，總統選戰一開打，一個近乎烈士般的良善政治人物，一個拼命工作勇往直前的英雄好漢，經過這陣子的抹黑，一夕之間竟然變成年輕人一致唾棄人格、瞧不起其能力的卑鄙小癟三。同一個韓國瑜，什麼也沒變，但是在年輕人的心目中，卻從時髦英雄變成過街老鼠，人人嫌惡，嘲笑，鄙視。由此你就可以知道洗腦的力量以及所謂民主的欺瞞性之徹底。<text:span text:style-name="T3"> <text:line-break/><text:line-break/></text:span>反倒是真正發自民意的韓流，卻被抹黑成大惡不赦的毒流。可是，高唱民主者不是總喜歡說民意神聖無比嗎？為何真正由下而上發自民間的真實聲音，卻反而成為各方主流勢力極力抹黑與消滅的對象？因為它挑戰了欺瞞政治的既有利益結構。<text:span text:style-name="T3"> <text:line-break/><text:line-break/></text:span>所謂民主，其實是最敵視民意的；背後掌權者要的是一種根據其政治需要所能任意操控的<text:span text:style-name="T3"><text:s/>"</text:span>民意<text:span text:style-name="T3">"</text:span>。這也是為什麼只不過是個台大校長職位，<text:span text:style-name="T3">CIA</text:span>及其人渣黨走狗們卻不計形象瘋狂卡管的原因，因為管中閔的出線完全不在預料之中，而校園恰恰是愚化學生、鞏固政權、培養仇中反華勢力的最佳溫床，絕不能落入他人之手。卡管卡韓其實是同一件事，根本基礎都是仇中，而背後操盤手當然就是美國。<text:span text:style-name="T3"> <text:line-break/><text:line-break/></text:span>這兩天，台灣主流媒體大幅報導中山大學的一份民調，報紙標題寫著<text:span text:style-name="T3"><text:s/>"</text:span>年輕人醒了<text:span text:style-name="T3">"</text:span>，內容指出韓國瑜在中山大學的支持度只有<text:span text:style-name="T3">1.1%</text:span>，僅僅險勝王金平的<text:span text:style-name="T3">0.9%</text:span>，而蔡英文則是支持度最高，佔了<text:span text:style-name="T3">36.1%</text:span>，柯文哲第二，<text:span text:style-name="T3">34.4%</text:span>。對於韓國瑜的高雄施政，中山大學的全校學生更是只給了<text:span text:style-name="T3"><text:s/>2.8</text:span>分，可說是對之全面唾棄與厭惡，說他草包，說他講空話，說他每天鬼混不用心市政，說他利慾薰心等等等。<text:span text:style-name="T3"> <text:line-break/><text:line-break/></text:span>很離譜吧。同一個韓國瑜，乾乾淨淨的一個人，像個拼命三郎似的，苦民所苦，戮力從公，在年輕人的心目中，卻從時髦英雄變成過街老鼠，人人嫌惡、嘲笑、鄙視。由此你就可以知道洗腦的力量以及所謂民主的欺瞞性之徹底。<text:span text:style-name="T3"> <text:line-break/><text:line-break/></text:span>主導這份民調的該校社會系老師說，<text:span text:style-name="T3">"</text:span>韓國瑜在大學校園已成笑柄<text:span text:style-name="T3">"</text:span>，<text:span text:style-name="T3">"</text:span>就算是韓粉也不敢在受訪時表態<text:span text:style-name="T3">"</text:span>。另一位該校政研所老師甚至稱讚學生很有理性，很務實。他說：「我覺得台灣的理性教育蠻成功的，對大學生來講，通常你要做出一個論述的時候，你要有實證，你至少要找證據給我看，或者你至少要做出一點事情，問題是現在大家都看不到證據。要說服大學生，得先拿出成績來。」<text:span text:style-name="T3"> <text:line-break/><text:line-break/></text:span>很離譜吧。那麼，蔡英文在各方面已經拿出很可怕的<text:span text:style-name="T3"><text:s/>"</text:span>成績<text:span text:style-name="T3">" </text:span>了，胡作非為，無法無天，為什麼卻反而獲得學生壓倒性的支持？柯文哲那人渣則是什麼成績也沒有，每天就像小丑一樣搔搔癢抓抓頭，裝模作樣講一堆屁話，為什麼卻也獲得學生高度支持？<text:span text:style-name="T3"> <text:line-break/><text:line-break/></text:span>由此你可以看出當初為何要拼命卡管，因為一旦掌控了校園，掌控了師資，掌控了教育資源與權力，也就等於掌控了一整個未來。<text:span text:style-name="T3"> <text:line-break/><text:line-break/></text:span>雖然我每天都在講<text:span text:style-name="T3"><text:s/>"</text:span>真理<text:span text:style-name="T3">"</text:span>，但我一點都不相信什麼真理的力量，或者說我完全不相信真理在現實世界的力量，就跟愛情、親情或基督教所謂永生一樣，它是屬於另一種世界的東西。真理要是有力量，才智出眾、信念虔誠的蘇格拉底也就不會被人渣們判死刑、被迫服毒而死了。<text:span text:style-name="T3"> <text:line-break/><text:line-break/></text:span>在現實世界裏頭，也沒有所謂真理越辯越明這回事。真理越辨越明必須有個前提要件就是：一個社會的普遍成員必須具有充份的獨立思考與善惡美醜鑑賞能力。但是這個前提根本不存在，因此，真理只能灌輸，只能洗腦；誰掌握了洗腦機器，誰就掌握了一整個未來。所謂民主國家的掌控能力與技術，毫無疑問遠遠遠遠遠遠超過所謂非民主國家。</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